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gradient-name="Gradient_20_1" draw:fill-hatch-name="hatch"/>
      <style:paragraph-properties fo:line-height="115%" fo:text-align="center" style:justify-single-word="false"/>
      <style:text-properties officeooo:rsid="000f78d9" officeooo:paragraph-rsid="000f78d9"/>
    </style:style>
    <style:style style:name="P2" style:family="paragraph" style:parent-style-name="Standard">
      <loext:graphic-properties draw:fill-gradient-name="Gradient_20_1" draw:fill-hatch-name="hatch"/>
      <style:paragraph-properties fo:line-height="115%" fo:text-align="justify" style:justify-single-word="false"/>
      <style:text-properties officeooo:rsid="000f78d9" officeooo:paragraph-rsid="000f78d9"/>
    </style:style>
    <style:style style:name="P3" style:family="paragraph" style:parent-style-name="Standard">
      <loext:graphic-properties draw:fill-gradient-name="Gradient_20_1" draw:fill-hatch-name="hatch"/>
      <style:paragraph-properties fo:line-height="115%" fo:text-align="center" style:justify-single-word="false"/>
      <style:text-properties fo:font-size="20pt" style:text-underline-style="solid" style:text-underline-width="auto" style:text-underline-color="font-color" fo:font-weight="bold" officeooo:rsid="000f78d9" officeooo:paragraph-rsid="000f78d9" style:font-size-asian="20pt" style:font-weight-asian="bold" style:font-size-complex="20pt" style:font-weight-complex="bold"/>
    </style:style>
    <style:style style:name="P4" style:family="paragraph" style:parent-style-name="Standard">
      <loext:graphic-properties draw:fill-gradient-name="Gradient_20_1" draw:fill-hatch-name="hatch"/>
      <style:paragraph-properties fo:line-height="115%" fo:text-align="justify" style:justify-single-word="false"/>
      <style:text-properties fo:font-size="16pt" officeooo:rsid="0010a052" officeooo:paragraph-rsid="0010a052" style:font-size-asian="16pt" style:font-size-complex="16pt"/>
    </style:style>
    <style:style style:name="P5" style:family="paragraph" style:parent-style-name="Standard">
      <loext:graphic-properties draw:fill-gradient-name="Gradient_20_2" draw:fill-hatch-name="hatch"/>
      <style:paragraph-properties fo:line-height="150%" fo:text-align="justify" style:justify-single-word="false"/>
      <style:text-properties fo:font-size="16pt" officeooo:rsid="001d0f47" officeooo:paragraph-rsid="002391bd" style:font-size-asian="14pt" style:font-size-complex="16pt"/>
    </style:style>
    <style:style style:name="P6" style:family="paragraph" style:parent-style-name="Standard">
      <loext:graphic-properties draw:fill-gradient-name="Gradient_20_2" draw:fill-hatch-name="hatch"/>
      <style:paragraph-properties fo:line-height="150%" fo:text-align="justify" style:justify-single-word="false"/>
      <style:text-properties fo:font-size="16pt" officeooo:rsid="001c8bd8" officeooo:paragraph-rsid="002391bd" style:font-size-asian="14pt" style:font-size-complex="16pt"/>
    </style:style>
    <style:style style:name="P7" style:family="paragraph" style:parent-style-name="Standard">
      <loext:graphic-properties draw:fill-gradient-name="Gradient_20_2" draw:fill-hatch-name="hatch"/>
      <style:paragraph-properties fo:line-height="150%" fo:text-align="justify" style:justify-single-word="false"/>
      <style:text-properties fo:font-size="16pt" officeooo:rsid="0026a4ca" officeooo:paragraph-rsid="002391bd" style:font-size-asian="14pt" style:font-size-complex="16pt"/>
    </style:style>
    <style:style style:name="P8" style:family="paragraph" style:parent-style-name="Standard">
      <loext:graphic-properties draw:fill-gradient-name="Gradient_20_2" draw:fill-hatch-name="hatch"/>
      <style:paragraph-properties fo:line-height="150%" fo:text-align="justify" style:justify-single-word="false">
        <style:tab-stops>
          <style:tab-stop style:position="1.138cm"/>
        </style:tab-stops>
      </style:paragraph-properties>
      <style:text-properties fo:font-size="16pt" officeooo:rsid="001ca88e" officeooo:paragraph-rsid="002391bd" style:font-size-asian="14pt" style:font-size-complex="16pt"/>
    </style:style>
    <style:style style:name="P9" style:family="paragraph" style:parent-style-name="Standard">
      <loext:graphic-properties draw:fill-gradient-name="Gradient_20_2" draw:fill-hatch-name="hatch"/>
      <style:paragraph-properties fo:line-height="150%" fo:text-align="justify" style:justify-single-word="false"/>
      <style:text-properties fo:font-size="16pt" officeooo:rsid="001ca88e" officeooo:paragraph-rsid="002391bd" style:font-size-asian="14pt" style:font-size-complex="16pt"/>
    </style:style>
    <style:style style:name="P10" style:family="paragraph" style:parent-style-name="Standard">
      <loext:graphic-properties draw:fill-gradient-name="Gradient_20_2" draw:fill-hatch-name="hatch"/>
      <style:paragraph-properties fo:line-height="150%" fo:text-align="justify" style:justify-single-word="false"/>
      <style:text-properties fo:font-size="16pt" officeooo:rsid="001cea53" officeooo:paragraph-rsid="002391bd" style:font-size-asian="14pt" style:font-size-complex="16pt"/>
    </style:style>
    <style:style style:name="P11" style:family="paragraph" style:parent-style-name="Standard">
      <loext:graphic-properties draw:fill-gradient-name="Gradient_20_1" draw:fill-hatch-name="hatch"/>
      <style:paragraph-properties fo:line-height="115%"/>
    </style:style>
    <style:style style:name="T1" style:family="text">
      <style:text-properties officeooo:rsid="001103e6"/>
    </style:style>
    <style:style style:name="T2" style:family="text">
      <style:text-properties officeooo:rsid="0011c6f4"/>
    </style:style>
    <style:style style:name="T3" style:family="text">
      <style:text-properties officeooo:rsid="00126b71"/>
    </style:style>
    <style:style style:name="T4" style:family="text">
      <style:text-properties officeooo:rsid="001353fa"/>
    </style:style>
    <style:style style:name="T5" style:family="text">
      <style:text-properties officeooo:rsid="0013e095"/>
    </style:style>
    <style:style style:name="T6" style:family="text">
      <style:text-properties officeooo:rsid="00174d33"/>
    </style:style>
    <style:style style:name="T7" style:family="text">
      <style:text-properties officeooo:rsid="0017a23c"/>
    </style:style>
    <style:style style:name="T8" style:family="text">
      <style:text-properties officeooo:rsid="00199494"/>
    </style:style>
    <style:style style:name="T9" style:family="text">
      <style:text-properties officeooo:rsid="001be2ce"/>
    </style:style>
    <style:style style:name="T10" style:family="text">
      <style:text-properties officeooo:rsid="001d913f"/>
    </style:style>
    <style:style style:name="T11" style:family="text">
      <style:text-properties officeooo:rsid="001ded79"/>
    </style:style>
    <style:style style:name="T12" style:family="text">
      <style:text-properties officeooo:rsid="001fafe0"/>
    </style:style>
    <style:style style:name="T13" style:family="text">
      <style:text-properties officeooo:rsid="0021ab3c"/>
    </style:style>
    <style:style style:name="T14" style:family="text">
      <style:text-properties fo:font-weight="bold" style:font-weight-asian="bold" style:font-weight-complex="bold"/>
    </style:style>
    <style:style style:name="T15" style:family="text">
      <style:text-properties fo:font-weight="bold" officeooo:rsid="001ca88e" style:font-weight-asian="bold" style:font-weight-complex="bold"/>
    </style:style>
    <style:style style:name="T16" style:family="text">
      <style:text-properties officeooo:rsid="0023f5b5"/>
    </style:style>
    <style:style style:name="T17" style:family="text">
      <style:text-properties officeooo:rsid="002270cc"/>
    </style:style>
    <style:style style:name="T18" style:family="text">
      <style:text-properties officeooo:rsid="00288642"/>
    </style:style>
    <style:style style:name="T19" style:family="text">
      <style:text-properties officeooo:rsid="00492e20"/>
    </style:style>
    <style:style style:name="T20" style:family="text">
      <style:text-properties officeooo:rsid="002a8e1e"/>
    </style:style>
    <style:style style:name="T21" style:family="text">
      <style:text-properties officeooo:rsid="0038cd01"/>
    </style:style>
    <style:style style:name="T22" style:family="text">
      <style:text-properties officeooo:rsid="0021857a"/>
    </style:style>
    <style:style style:name="T23" style:family="text">
      <style:text-properties officeooo:rsid="00214360"/>
    </style:style>
    <style:style style:name="T24" style:family="text">
      <style:text-properties officeooo:rsid="0025f09b"/>
    </style:style>
    <style:style style:name="T25" style:family="text">
      <style:text-properties officeooo:rsid="0027ed30"/>
    </style:style>
    <style:style style:name="T26" style:family="text">
      <style:text-properties officeooo:rsid="002e2bb5"/>
    </style:style>
    <style:style style:name="T27" style:family="text">
      <style:text-properties officeooo:rsid="002b706c"/>
    </style:style>
    <style:style style:name="T28" style:family="text">
      <style:text-properties officeooo:rsid="001ea2ae"/>
    </style:style>
    <style:style style:name="T29" style:family="text">
      <style:text-properties officeooo:rsid="002c0c33"/>
    </style:style>
    <style:style style:name="T30" style:family="text">
      <style:text-properties officeooo:rsid="002d1d5d"/>
    </style:style>
    <style:style style:name="T31" style:family="text">
      <style:text-properties officeooo:rsid="0026d9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3">CONTEXTO DO SISTEMA</text:p>
      <text:p text:style-name="P1"/>
      <text:p text:style-name="P1"/>
      <text:p text:style-name="P1"/>
      <text:p text:style-name="P4">O contexto do sistema analisado refere-se a um sistema hospitalar <text:span text:style-name="T1">para tratamento de pacientes com determinadas doenças. O paciente só pode</text:span><text:span text:style-name="T31">rá</text:span><text:span text:style-name="T1"> ser atendido por este hospital caso possua um plano de saúde. O </text:span><text:span text:style-name="T2">sistema deve obter as informações referentes ao plano de saúde do paciente, contendo tudo que pode ou não pode ser feito ao paciente através de seu plano, como procedimentos, exames, consultas e cirurgias. </text:span><text:span text:style-name="T3">O plano de saúde do paciente também deve informar o valor máximo diário das despesas do paciente, assim como o deve informar o valor máximo mensal das despesas do paciente. Para ser atendido pelo hospital, o paciente deve informar dados como nome, idade e sexo, entre outros. </text:span><text:span text:style-name="T4">Ao ser atendido, é criado um prontuário médico para o paciente contendo todas as informações diárias </text:span><text:span text:style-name="T11">descritas</text:span><text:span text:style-name="T4"> pelo médico sobre a situação do paciente em cada dia. O paciente é então encaminhado a um qua</text:span><text:span text:style-name="T31">r</text:span><text:span text:style-name="T4">to ou a uma enfermaria de acordo com sua escolha, e um médico é direcionado para acompanhá-lo de acordo com o tipo de doença diagnosticado pelo hospital. </text:span><text:span text:style-name="T5">O valor da diária para o quarto e para a enfermaria são distintos, pois a acomodação do quarto é individual e a acomodação da enfermaria é coletiva. </text:span><text:span text:style-name="T10">O formulário sobre a despesa médica mensal de cada paciente contém os dados sobre os valores das diárias do quarto e da enfermaria e são iguais para todos os pacientes do hospital</text:span><text:span text:style-name="T5">. </text:span><text:span text:style-name="T9">Caso o médico seja um especialista, ele deve informar o tipo de sua especialidade médica ao hospital. </text:span><text:span text:style-name="T6">A cada dia, o médico preenche as informações sobre o estado do paciente através de um formulário de atendimento médico diário, contendo, entre outras coisas, a data d</text:span><text:span text:style-name="T12">e</text:span><text:span text:style-name="T6"> atendimento ao paciente. </text:span><text:span text:style-name="T7">O médico também poderá utilizar este formulário para anotar as cirurgias, exames, consultas e procedimentos realizado</text:span><text:span text:style-name="T12">s</text:span><text:span text:style-name="T7"> pelo paciente no dia do atendimento.</text:span><text:span text:style-name="T6"> </text:span><text:span text:style-name="T8">Os exames, procedimentos, consultas e cirurgias possuem valores distintos. </text:span><text:span text:style-name="T13">Abaixo seguem os dados sobre os tipos de doença, exame, </text:span><text:soft-page-break/><text:span text:style-name="T13">procedimento, cirurgia, consulta e especialidade do médico que poderão ser utilizados por este hospital.</text:span></text:p>
      <text:p text:style-name="P4"/>
      <text:p text:style-name="P6"><text:span text:style-name="T14">Tipos de cirurgia </text:span><text:span text:style-name="T15">médica</text:span>: <text:span text:style-name="T22">Cirurgia ginecológica, Cirurgia urológica;</text:span></text:p>
      <text:p text:style-name="P7"><text:span text:style-name="T14">Tipos de exame médico</text:span>: <text:span text:style-name="T23">Ultrassom de mama, Ecografia mamária, </text:span><text:span text:style-name="T24">Toque retal, </text:span>Biopsia da próst<text:span text:style-name="T25">a</text:span>ta, <text:span text:style-name="T25">Ultrassom de próstata, </text:span><text:span text:style-name="T26">Ultrassom de pelve;</text:span></text:p>
      <text:p text:style-name="P8"><text:span text:style-name="T14">Tipos de consulta médica</text:span>: <text:span text:style-name="T27">Consulta </text:span><text:span text:style-name="T20">Clinico Geral, </text:span><text:span text:style-name="T27">Consulta Ginecologista, Consulta Urologista;</text:span></text:p>
      <text:p text:style-name="P9"><text:span text:style-name="T14">Tipos de procedimento médico</text:span>: <text:span text:style-name="T28">Mastectomia, </text:span><text:span text:style-name="T29">Prostatectomia, </text:span><text:span text:style-name="T30">Laqueadura;</text:span></text:p>
      <text:p text:style-name="P10"><text:span text:style-name="T14">Tipos de especialidade médica</text:span>: <text:span text:style-name="T27">Ginecologia, Urologia;</text:span></text:p>
      <text:p text:style-name="P5"><text:span text:style-name="T14">Tipos de doença</text:span>: <text:span text:style-name="T16">C</text:span><text:span text:style-name="T17">âncer de mama, </text:span><text:span text:style-name="T18">Câncer de próstata, </text:span><text:span text:style-name="T19">Hipertensão, </text:span><text:span text:style-name="T20">Dengue, </text:span><text:span text:style-name="T21">Virose</text:span><text:span text:style-name="T20">.</text:span></text:p>
      <text:p text:style-name="P4"/>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8T00:32:55.195900882</meta:creation-date>
    <dc:date>2022-04-18T01:17:02.947445325</dc:date>
    <meta:editing-duration>PT44M3S</meta:editing-duration>
    <meta:editing-cycles>23</meta:editing-cycles>
    <meta:generator>LibreOffice/7.3.2.2$Linux_X86_64 LibreOffice_project/454130fadb9a820d3728b86ccb63c8f359d70528</meta:generator>
    <meta:document-statistic meta:table-count="0" meta:image-count="0" meta:object-count="0" meta:page-count="2" meta:paragraph-count="8" meta:word-count="403" meta:character-count="2585" meta:non-whitespace-character-count="2190"/>
  </office:meta>
</office:document-meta>
</file>